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8 年 10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3298" calcext:value-type="float">
            <text:p>83,298</text:p>
          </table:table-cell>
          <table:table-cell table:style-name="ce38" office:value-type="float" office:value="3474" calcext:value-type="float">
            <text:p>3,474</text:p>
          </table:table-cell>
          <table:table-cell table:style-name="ce38" office:value-type="float" office:value="6241" calcext:value-type="float">
            <text:p>6,241</text:p>
          </table:table-cell>
          <table:table-cell table:style-name="ce38" office:value-type="float" office:value="3023" calcext:value-type="float">
            <text:p>3,023</text:p>
          </table:table-cell>
          <table:table-cell table:style-name="ce38" office:value-type="float" office:value="7702" calcext:value-type="float">
            <text:p>7,702</text:p>
          </table:table-cell>
          <table:table-cell table:style-name="ce38" office:value-type="float" office:value="239" calcext:value-type="float">
            <text:p>23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581" calcext:value-type="float">
            <text:p>22,581</text:p>
          </table:table-cell>
          <table:table-cell table:style-name="ce38" office:value-type="float" office:value="33855" calcext:value-type="float">
            <text:p>33,855</text:p>
          </table:table-cell>
          <table:table-cell table:style-name="ce38" office:value-type="float" office:value="6173" calcext:value-type="float">
            <text:p>6,17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7788" calcext:value-type="float">
            <text:p>77,788</text:p>
          </table:table-cell>
          <table:table-cell table:style-name="ce38" office:value-type="float" office:value="4051" calcext:value-type="float">
            <text:p>4,051</text:p>
          </table:table-cell>
          <table:table-cell table:style-name="ce38" office:value-type="float" office:value="4580" calcext:value-type="float">
            <text:p>4,580</text:p>
          </table:table-cell>
          <table:table-cell table:style-name="ce38" office:value-type="float" office:value="2739" calcext:value-type="float">
            <text:p>2,739</text:p>
          </table:table-cell>
          <table:table-cell table:style-name="ce38" office:value-type="float" office:value="9013" calcext:value-type="float">
            <text:p>9,013</text:p>
          </table:table-cell>
          <table:table-cell table:style-name="ce38" office:value-type="float" office:value="873" calcext:value-type="float">
            <text:p>8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585" calcext:value-type="float">
            <text:p>22,585</text:p>
          </table:table-cell>
          <table:table-cell table:style-name="ce38" office:value-type="float" office:value="33856" calcext:value-type="float">
            <text:p>33,856</text:p>
          </table:table-cell>
          <table:table-cell table:style-name="ce38" office:value-type="float" office:value="42" calcext:value-type="float">
            <text:p>42</text:p>
          </table:table-cell>
          <table:table-cell table:style-name="ce44" office:value-type="float" office:value="49" calcext:value-type="float">
            <text:p>49</text:p>
          </table:table-cell>
          <table:table-cell table:style-name="ce62" office:value-type="float" office:value="5510" calcext:value-type="float">
            <text:p>5,510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5418" calcext:value-type="float">
            <text:p>35,418</text:p>
          </table:table-cell>
          <table:table-cell table:style-name="ce39" office:value-type="float" office:value="1660" calcext:value-type="float">
            <text:p>1,660</text:p>
          </table:table-cell>
          <table:table-cell table:style-name="ce39" office:value-type="float" office:value="2985" calcext:value-type="float">
            <text:p>2,985</text:p>
          </table:table-cell>
          <table:table-cell table:style-name="ce39" office:value-type="float" office:value="1406" calcext:value-type="float">
            <text:p>1,406</text:p>
          </table:table-cell>
          <table:table-cell table:style-name="ce39" office:value-type="float" office:value="3474" calcext:value-type="float">
            <text:p>3,474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65" calcext:value-type="float">
            <text:p>10,065</text:p>
          </table:table-cell>
          <table:table-cell table:style-name="ce39" office:value-type="float" office:value="15267" calcext:value-type="float">
            <text:p>15,267</text:p>
          </table:table-cell>
          <table:table-cell table:style-name="ce39" office:value-type="float" office:value="398" calcext:value-type="float">
            <text:p>39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5342" calcext:value-type="float">
            <text:p>35,342</text:p>
          </table:table-cell>
          <table:table-cell table:style-name="ce39" office:value-type="float" office:value="1934" calcext:value-type="float">
            <text:p>1,934</text:p>
          </table:table-cell>
          <table:table-cell table:style-name="ce39" office:value-type="float" office:value="2029" calcext:value-type="float">
            <text:p>2,029</text:p>
          </table:table-cell>
          <table:table-cell table:style-name="ce39" office:value-type="float" office:value="1226" calcext:value-type="float">
            <text:p>1,226</text:p>
          </table:table-cell>
          <table:table-cell table:style-name="ce39" office:value-type="float" office:value="4302" calcext:value-type="float">
            <text:p>4,302</text:p>
          </table:table-cell>
          <table:table-cell table:style-name="ce39" office:value-type="float" office:value="467" calcext:value-type="float">
            <text:p>4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67" calcext:value-type="float">
            <text:p>10,067</text:p>
          </table:table-cell>
          <table:table-cell table:style-name="ce39" office:value-type="float" office:value="15268" calcext:value-type="float">
            <text:p>15,268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30" calcext:value-type="float">
            <text:p>3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7880" calcext:value-type="float">
            <text:p>47,880</text:p>
          </table:table-cell>
          <table:table-cell table:style-name="ce40" office:value-type="float" office:value="1814" calcext:value-type="float">
            <text:p>1,814</text:p>
          </table:table-cell>
          <table:table-cell table:style-name="ce40" office:value-type="float" office:value="3256" calcext:value-type="float">
            <text:p>3,256</text:p>
          </table:table-cell>
          <table:table-cell table:style-name="ce40" office:value-type="float" office:value="1617" calcext:value-type="float">
            <text:p>1,617</text:p>
          </table:table-cell>
          <table:table-cell table:style-name="ce40" office:value-type="float" office:value="4228" calcext:value-type="float">
            <text:p>4,228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516" calcext:value-type="float">
            <text:p>12,516</text:p>
          </table:table-cell>
          <table:table-cell table:style-name="ce40" office:value-type="float" office:value="18588" calcext:value-type="float">
            <text:p>18,588</text:p>
          </table:table-cell>
          <table:table-cell table:style-name="ce40" office:value-type="float" office:value="5775" calcext:value-type="float">
            <text:p>5,77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2446" calcext:value-type="float">
            <text:p>42,446</text:p>
          </table:table-cell>
          <table:table-cell table:style-name="ce40" office:value-type="float" office:value="2117" calcext:value-type="float">
            <text:p>2,117</text:p>
          </table:table-cell>
          <table:table-cell table:style-name="ce40" office:value-type="float" office:value="2551" calcext:value-type="float">
            <text:p>2,551</text:p>
          </table:table-cell>
          <table:table-cell table:style-name="ce40" office:value-type="float" office:value="1513" calcext:value-type="float">
            <text:p>1,513</text:p>
          </table:table-cell>
          <table:table-cell table:style-name="ce40" office:value-type="float" office:value="4711" calcext:value-type="float">
            <text:p>4,711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518" calcext:value-type="float">
            <text:p>12,518</text:p>
          </table:table-cell>
          <table:table-cell table:style-name="ce40" office:value-type="float" office:value="18588" calcext:value-type="float">
            <text:p>18,588</text:p>
          </table:table-cell>
          <table:table-cell table:style-name="ce40" office:value-type="float" office:value="23" calcext:value-type="float">
            <text:p>23</text:p>
          </table:table-cell>
          <table:table-cell table:style-name="ce46" office:value-type="float" office:value="19" calcext:value-type="float">
            <text:p>19</text:p>
          </table:table-cell>
          <table:table-cell table:style-name="ce64" office:value-type="float" office:value="5434" calcext:value-type="float">
            <text:p>5,434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82238" calcext:value-type="float">
            <text:p>82,238</text:p>
          </table:table-cell>
          <table:table-cell table:style-name="ce38" office:value-type="float" office:value="3467" calcext:value-type="float">
            <text:p>3,467</text:p>
          </table:table-cell>
          <table:table-cell table:style-name="ce38" office:value-type="float" office:value="6159" calcext:value-type="float">
            <text:p>6,159</text:p>
          </table:table-cell>
          <table:table-cell table:style-name="ce38" office:value-type="float" office:value="2968" calcext:value-type="float">
            <text:p>2,968</text:p>
          </table:table-cell>
          <table:table-cell table:style-name="ce38" office:value-type="float" office:value="6966" calcext:value-type="float">
            <text:p>6,966</text:p>
          </table:table-cell>
          <table:table-cell table:style-name="ce38" office:value-type="float" office:value="239" calcext:value-type="float">
            <text:p>23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580" calcext:value-type="float">
            <text:p>22,580</text:p>
          </table:table-cell>
          <table:table-cell table:style-name="ce38" office:value-type="float" office:value="33696" calcext:value-type="float">
            <text:p>33,696</text:p>
          </table:table-cell>
          <table:table-cell table:style-name="ce38" office:value-type="float" office:value="6153" calcext:value-type="float">
            <text:p>6,15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7382" calcext:value-type="float">
            <text:p>77,382</text:p>
          </table:table-cell>
          <table:table-cell table:style-name="ce38" office:value-type="float" office:value="4044" calcext:value-type="float">
            <text:p>4,044</text:p>
          </table:table-cell>
          <table:table-cell table:style-name="ce38" office:value-type="float" office:value="4542" calcext:value-type="float">
            <text:p>4,542</text:p>
          </table:table-cell>
          <table:table-cell table:style-name="ce38" office:value-type="float" office:value="2716" calcext:value-type="float">
            <text:p>2,716</text:p>
          </table:table-cell>
          <table:table-cell table:style-name="ce38" office:value-type="float" office:value="8835" calcext:value-type="float">
            <text:p>8,835</text:p>
          </table:table-cell>
          <table:table-cell table:style-name="ce38" office:value-type="float" office:value="873" calcext:value-type="float">
            <text:p>8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584" calcext:value-type="float">
            <text:p>22,584</text:p>
          </table:table-cell>
          <table:table-cell table:style-name="ce38" office:value-type="float" office:value="33697" calcext:value-type="float">
            <text:p>33,697</text:p>
          </table:table-cell>
          <table:table-cell table:style-name="ce38" office:value-type="float" office:value="42" calcext:value-type="float">
            <text:p>42</text:p>
          </table:table-cell>
          <table:table-cell table:style-name="ce44" office:value-type="float" office:value="49" calcext:value-type="float">
            <text:p>49</text:p>
          </table:table-cell>
          <table:table-cell table:style-name="ce65" office:value-type="float" office:value="4856" calcext:value-type="float">
            <text:p>4,856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4862" calcext:value-type="float">
            <text:p>34,862</text:p>
          </table:table-cell>
          <table:table-cell table:style-name="ce39" office:value-type="float" office:value="1657" calcext:value-type="float">
            <text:p>1,657</text:p>
          </table:table-cell>
          <table:table-cell table:style-name="ce39" office:value-type="float" office:value="2936" calcext:value-type="float">
            <text:p>2,936</text:p>
          </table:table-cell>
          <table:table-cell table:style-name="ce39" office:value-type="float" office:value="1377" calcext:value-type="float">
            <text:p>1,377</text:p>
          </table:table-cell>
          <table:table-cell table:style-name="ce39" office:value-type="float" office:value="3085" calcext:value-type="float">
            <text:p>3,085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64" calcext:value-type="float">
            <text:p>10,064</text:p>
          </table:table-cell>
          <table:table-cell table:style-name="ce39" office:value-type="float" office:value="15182" calcext:value-type="float">
            <text:p>15,182</text:p>
          </table:table-cell>
          <table:table-cell table:style-name="ce39" office:value-type="float" office:value="398" calcext:value-type="float">
            <text:p>39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5092" calcext:value-type="float">
            <text:p>35,092</text:p>
          </table:table-cell>
          <table:table-cell table:style-name="ce39" office:value-type="float" office:value="1929" calcext:value-type="float">
            <text:p>1,929</text:p>
          </table:table-cell>
          <table:table-cell table:style-name="ce39" office:value-type="float" office:value="2005" calcext:value-type="float">
            <text:p>2,005</text:p>
          </table:table-cell>
          <table:table-cell table:style-name="ce39" office:value-type="float" office:value="1210" calcext:value-type="float">
            <text:p>1,210</text:p>
          </table:table-cell>
          <table:table-cell table:style-name="ce39" office:value-type="float" office:value="4183" calcext:value-type="float">
            <text:p>4,183</text:p>
          </table:table-cell>
          <table:table-cell table:style-name="ce39" office:value-type="float" office:value="467" calcext:value-type="float">
            <text:p>4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66" calcext:value-type="float">
            <text:p>10,066</text:p>
          </table:table-cell>
          <table:table-cell table:style-name="ce39" office:value-type="float" office:value="15183" calcext:value-type="float">
            <text:p>15,183</text:p>
          </table:table-cell>
          <table:table-cell table:style-name="ce39" office:value-type="float" office:value="19" calcext:value-type="float">
            <text:p>19</text:p>
          </table:table-cell>
          <table:table-cell table:style-name="ce45" office:value-type="float" office:value="30" calcext:value-type="float">
            <text:p>30</text:p>
          </table:table-cell>
          <table:table-cell table:style-name="ce66" office:value-type="float" office:value="-230" calcext:value-type="float">
            <text:p><text:s text:c="7"/>－230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7376" calcext:value-type="float">
            <text:p>47,376</text:p>
          </table:table-cell>
          <table:table-cell table:style-name="ce40" office:value-type="float" office:value="1810" calcext:value-type="float">
            <text:p>1,810</text:p>
          </table:table-cell>
          <table:table-cell table:style-name="ce40" office:value-type="float" office:value="3223" calcext:value-type="float">
            <text:p>3,223</text:p>
          </table:table-cell>
          <table:table-cell table:style-name="ce40" office:value-type="float" office:value="1591" calcext:value-type="float">
            <text:p>1,591</text:p>
          </table:table-cell>
          <table:table-cell table:style-name="ce40" office:value-type="float" office:value="3881" calcext:value-type="float">
            <text:p>3,881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516" calcext:value-type="float">
            <text:p>12,516</text:p>
          </table:table-cell>
          <table:table-cell table:style-name="ce40" office:value-type="float" office:value="18514" calcext:value-type="float">
            <text:p>18,514</text:p>
          </table:table-cell>
          <table:table-cell table:style-name="ce40" office:value-type="float" office:value="5755" calcext:value-type="float">
            <text:p>5,75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2290" calcext:value-type="float">
            <text:p>42,290</text:p>
          </table:table-cell>
          <table:table-cell table:style-name="ce40" office:value-type="float" office:value="2115" calcext:value-type="float">
            <text:p>2,115</text:p>
          </table:table-cell>
          <table:table-cell table:style-name="ce40" office:value-type="float" office:value="2537" calcext:value-type="float">
            <text:p>2,537</text:p>
          </table:table-cell>
          <table:table-cell table:style-name="ce40" office:value-type="float" office:value="1506" calcext:value-type="float">
            <text:p>1,506</text:p>
          </table:table-cell>
          <table:table-cell table:style-name="ce40" office:value-type="float" office:value="4652" calcext:value-type="float">
            <text:p>4,652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518" calcext:value-type="float">
            <text:p>12,518</text:p>
          </table:table-cell>
          <table:table-cell table:style-name="ce40" office:value-type="float" office:value="18514" calcext:value-type="float">
            <text:p>18,514</text:p>
          </table:table-cell>
          <table:table-cell table:style-name="ce40" office:value-type="float" office:value="23" calcext:value-type="float">
            <text:p>23</text:p>
          </table:table-cell>
          <table:table-cell table:style-name="ce46" office:value-type="float" office:value="19" calcext:value-type="float">
            <text:p>19</text:p>
          </table:table-cell>
          <table:table-cell table:style-name="ce67" office:value-type="float" office:value="5086" calcext:value-type="float">
            <text:p>5,086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64657" calcext:value-type="float">
            <text:p>64,657</text:p>
          </table:table-cell>
          <table:table-cell table:style-name="ce38" office:value-type="float" office:value="1874" calcext:value-type="float">
            <text:p>1,874</text:p>
          </table:table-cell>
          <table:table-cell table:style-name="ce38" office:value-type="float" office:value="6034" calcext:value-type="float">
            <text:p>6,034</text:p>
          </table:table-cell>
          <table:table-cell table:style-name="ce38" office:value-type="float" office:value="2801" calcext:value-type="float">
            <text:p>2,8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580" calcext:value-type="float">
            <text:p>22,580</text:p>
          </table:table-cell>
          <table:table-cell table:style-name="ce38" office:value-type="float" office:value="26206" calcext:value-type="float">
            <text:p>26,206</text:p>
          </table:table-cell>
          <table:table-cell table:style-name="ce38" office:value-type="float" office:value="4976" calcext:value-type="float">
            <text:p>4,97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8875" calcext:value-type="float">
            <text:p>58,875</text:p>
          </table:table-cell>
          <table:table-cell table:style-name="ce38" office:value-type="float" office:value="2322" calcext:value-type="float">
            <text:p>2,322</text:p>
          </table:table-cell>
          <table:table-cell table:style-name="ce38" office:value-type="float" office:value="4375" calcext:value-type="float">
            <text:p>4,375</text:p>
          </table:table-cell>
          <table:table-cell table:style-name="ce38" office:value-type="float" office:value="2591" calcext:value-type="float">
            <text:p>2,5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36" calcext:value-type="float">
            <text:p>73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584" calcext:value-type="float">
            <text:p>22,584</text:p>
          </table:table-cell>
          <table:table-cell table:style-name="ce38" office:value-type="float" office:value="26207" calcext:value-type="float">
            <text:p>26,207</text:p>
          </table:table-cell>
          <table:table-cell table:style-name="ce38" office:value-type="float" office:value="19" calcext:value-type="float">
            <text:p>19</text:p>
          </table:table-cell>
          <table:table-cell table:style-name="ce44" office:value-type="float" office:value="41" calcext:value-type="float">
            <text:p>41</text:p>
          </table:table-cell>
          <table:table-cell table:style-name="ce65" office:value-type="float" office:value="5782" calcext:value-type="float">
            <text:p>5,782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7283" calcext:value-type="float">
            <text:p>27,283</text:p>
          </table:table-cell>
          <table:table-cell table:style-name="ce39" office:value-type="float" office:value="919" calcext:value-type="float">
            <text:p>919</text:p>
          </table:table-cell>
          <table:table-cell table:style-name="ce39" office:value-type="float" office:value="2878" calcext:value-type="float">
            <text:p>2,878</text:p>
          </table:table-cell>
          <table:table-cell table:style-name="ce39" office:value-type="float" office:value="1305" calcext:value-type="float">
            <text:p>1,30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64" calcext:value-type="float">
            <text:p>10,064</text:p>
          </table:table-cell>
          <table:table-cell table:style-name="ce39" office:value-type="float" office:value="11730" calcext:value-type="float">
            <text:p>11,730</text:p>
          </table:table-cell>
          <table:table-cell table:style-name="ce39" office:value-type="float" office:value="265" calcext:value-type="float">
            <text:p>26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6439" calcext:value-type="float">
            <text:p>26,439</text:p>
          </table:table-cell>
          <table:table-cell table:style-name="ce39" office:value-type="float" office:value="1133" calcext:value-type="float">
            <text:p>1,133</text:p>
          </table:table-cell>
          <table:table-cell table:style-name="ce39" office:value-type="float" office:value="1933" calcext:value-type="float">
            <text:p>1,933</text:p>
          </table:table-cell>
          <table:table-cell table:style-name="ce39" office:value-type="float" office:value="1152" calcext:value-type="float">
            <text:p>1,1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89" calcext:value-type="float">
            <text:p>3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66" calcext:value-type="float">
            <text:p>10,066</text:p>
          </table:table-cell>
          <table:table-cell table:style-name="ce39" office:value-type="float" office:value="11731" calcext:value-type="float">
            <text:p>11,731</text:p>
          </table:table-cell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25" calcext:value-type="float">
            <text:p>25</text:p>
          </table:table-cell>
          <table:table-cell table:style-name="ce66" office:value-type="float" office:value="844" calcext:value-type="float">
            <text:p>844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37374" calcext:value-type="float">
            <text:p>37,374</text:p>
          </table:table-cell>
          <table:table-cell table:style-name="ce40" office:value-type="float" office:value="955" calcext:value-type="float">
            <text:p>955</text:p>
          </table:table-cell>
          <table:table-cell table:style-name="ce40" office:value-type="float" office:value="3156" calcext:value-type="float">
            <text:p>3,156</text:p>
          </table:table-cell>
          <table:table-cell table:style-name="ce40" office:value-type="float" office:value="1496" calcext:value-type="float">
            <text:p>1,4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516" calcext:value-type="float">
            <text:p>12,516</text:p>
          </table:table-cell>
          <table:table-cell table:style-name="ce40" office:value-type="float" office:value="14476" calcext:value-type="float">
            <text:p>14,476</text:p>
          </table:table-cell>
          <table:table-cell table:style-name="ce40" office:value-type="float" office:value="4711" calcext:value-type="float">
            <text:p>4,71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2436" calcext:value-type="float">
            <text:p>32,436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2442" calcext:value-type="float">
            <text:p>2,442</text:p>
          </table:table-cell>
          <table:table-cell table:style-name="ce40" office:value-type="float" office:value="1439" calcext:value-type="float">
            <text:p>1,4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518" calcext:value-type="float">
            <text:p>12,518</text:p>
          </table:table-cell>
          <table:table-cell table:style-name="ce40" office:value-type="float" office:value="14476" calcext:value-type="float">
            <text:p>14,476</text:p>
          </table:table-cell>
          <table:table-cell table:style-name="ce40" office:value-type="float" office:value="9" calcext:value-type="float">
            <text:p>9</text:p>
          </table:table-cell>
          <table:table-cell table:style-name="ce46" office:value-type="float" office:value="16" calcext:value-type="float">
            <text:p>16</text:p>
          </table:table-cell>
          <table:table-cell table:style-name="ce67" office:value-type="float" office:value="4938" calcext:value-type="float">
            <text:p>4,93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705" calcext:value-type="float">
            <text:p>15,705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4203" calcext:value-type="float">
            <text:p>4,203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07" calcext:value-type="float">
            <text:p>3,407</text:p>
          </table:table-cell>
          <table:table-cell table:style-name="ce41" office:value-type="float" office:value="6002" calcext:value-type="float">
            <text:p>6,002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413" calcext:value-type="float">
            <text:p>13,413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2760" calcext:value-type="float">
            <text:p>2,760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28" calcext:value-type="float">
            <text:p>3,428</text:p>
          </table:table-cell>
          <table:table-cell table:style-name="ce41" office:value-type="float" office:value="6002" calcext:value-type="float">
            <text:p>6,00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68" office:value-type="float" office:value="2292" calcext:value-type="float">
            <text:p>2,29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835" calcext:value-type="float">
            <text:p>6,835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2005" calcext:value-type="float">
            <text:p>2,005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7" calcext:value-type="float">
            <text:p>1,567</text:p>
          </table:table-cell>
          <table:table-cell table:style-name="ce42" office:value-type="float" office:value="2720" calcext:value-type="float">
            <text:p>2,72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179" calcext:value-type="float">
            <text:p>6,179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1229" calcext:value-type="float">
            <text:p>1,229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3" calcext:value-type="float">
            <text:p>1,613</text:p>
          </table:table-cell>
          <table:table-cell table:style-name="ce42" office:value-type="float" office:value="2720" calcext:value-type="float">
            <text:p>2,72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656" calcext:value-type="float">
            <text:p>65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870" calcext:value-type="float">
            <text:p>8,870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2198" calcext:value-type="float">
            <text:p>2,198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40" calcext:value-type="float">
            <text:p>1,840</text:p>
          </table:table-cell>
          <table:table-cell table:style-name="ce43" office:value-type="float" office:value="3282" calcext:value-type="float">
            <text:p>3,282</text:p>
          </table:table-cell>
          <table:table-cell table:style-name="ce43" office:value-type="float" office:value="1035" calcext:value-type="float">
            <text:p>1,03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234" calcext:value-type="float">
            <text:p>7,234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1531" calcext:value-type="float">
            <text:p>1,531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5" calcext:value-type="float">
            <text:p>1,815</text:p>
          </table:table-cell>
          <table:table-cell table:style-name="ce43" office:value-type="float" office:value="3282" calcext:value-type="float">
            <text:p>3,2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70" office:value-type="float" office:value="1636" calcext:value-type="float">
            <text:p>1,63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765" calcext:value-type="float">
            <text:p>765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764" calcext:value-type="float">
            <text:p>76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0" calcext:value-type="float">
            <text:p>40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350" calcext:value-type="float">
            <text:p>3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" calcext:value-type="float">
            <text:p><text:s text:c="7"/>－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62" calcext:value-type="float">
            <text:p>76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415" calcext:value-type="float">
            <text:p>415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5" calcext:value-type="float">
            <text:p>7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414" calcext:value-type="float">
            <text:p>4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7" calcext:value-type="float">
            <text:p>4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300" calcext:value-type="float">
            <text:p>7,300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486" calcext:value-type="float">
            <text:p>486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12" calcext:value-type="float">
            <text:p>2,412</text:p>
          </table:table-cell>
          <table:table-cell table:style-name="ce41" office:value-type="float" office:value="3246" calcext:value-type="float">
            <text:p>3,246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25" calcext:value-type="float">
            <text:p>6,125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399" calcext:value-type="float">
            <text:p>399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92" calcext:value-type="float">
            <text:p>1,992</text:p>
          </table:table-cell>
          <table:table-cell table:style-name="ce41" office:value-type="float" office:value="3246" calcext:value-type="float">
            <text:p>3,246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8" office:value-type="float" office:value="1175" calcext:value-type="float">
            <text:p>1,17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052" calcext:value-type="float">
            <text:p>3,052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9" calcext:value-type="float">
            <text:p>1,129</text:p>
          </table:table-cell>
          <table:table-cell table:style-name="ce42" office:value-type="float" office:value="1498" calcext:value-type="float">
            <text:p>1,49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87" calcext:value-type="float">
            <text:p>2,787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4" calcext:value-type="float">
            <text:p>894</text:p>
          </table:table-cell>
          <table:table-cell table:style-name="ce42" office:value-type="float" office:value="1498" calcext:value-type="float">
            <text:p>1,4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265" calcext:value-type="float">
            <text:p>26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248" calcext:value-type="float">
            <text:p>4,248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3" calcext:value-type="float">
            <text:p>1,283</text:p>
          </table:table-cell>
          <table:table-cell table:style-name="ce43" office:value-type="float" office:value="1748" calcext:value-type="float">
            <text:p>1,748</text:p>
          </table:table-cell>
          <table:table-cell table:style-name="ce43" office:value-type="float" office:value="778" calcext:value-type="float">
            <text:p>7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38" calcext:value-type="float">
            <text:p>3,338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8" calcext:value-type="float">
            <text:p>1,098</text:p>
          </table:table-cell>
          <table:table-cell table:style-name="ce43" office:value-type="float" office:value="1748" calcext:value-type="float">
            <text:p>1,74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910" calcext:value-type="float">
            <text:p>91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34" calcext:value-type="float">
            <text:p>1,63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3" calcext:value-type="float">
            <text:p>1,33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301" calcext:value-type="float">
            <text:p>301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240" calcext:value-type="float">
            <text:p>2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4" calcext:value-type="float">
            <text:p>5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82" calcext:value-type="float">
            <text:p>98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247" calcext:value-type="float">
            <text:p>247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7" calcext:value-type="float">
            <text:p>667</text:p>
          </table:table-cell>
          <table:table-cell table:style-name="ce41" office:value-type="float" office:value="458" calcext:value-type="float">
            <text:p>45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28" calcext:value-type="float">
            <text:p>128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181" calcext:value-type="float">
            <text:p>18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4" calcext:value-type="float">
            <text:p>24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62" calcext:value-type="float">
            <text:p>86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8" calcext:value-type="float">
            <text:p>75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277" calcext:value-type="float">
            <text:p>2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4" calcext:value-type="float">
            <text:p>10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597" calcext:value-type="float">
            <text:p>4,597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35" calcext:value-type="float">
            <text:p>2,235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41" calcext:value-type="float">
            <text:p>4,641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-44" calcext:value-type="float">
            <text:p><text:s text:c="7"/>－4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02" calcext:value-type="float">
            <text:p>1,90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30" calcext:value-type="float">
            <text:p>2,03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5" calcext:value-type="float">
            <text:p>1,095</text:p>
          </table:table-cell>
          <table:table-cell table:style-name="ce42" office:value-type="float" office:value="797" calcext:value-type="float">
            <text:p>79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8" calcext:value-type="float">
            <text:p><text:s text:c="7"/>－12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695" calcext:value-type="float">
            <text:p>2,69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47" calcext:value-type="float">
            <text:p>1,247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11" calcext:value-type="float">
            <text:p>2,61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9" calcext:value-type="float">
            <text:p>1,439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84" calcext:value-type="float">
            <text:p>8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65" calcext:value-type="float">
            <text:p>2,86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1491" calcext:value-type="float">
            <text:p>1,491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900" calcext:value-type="float">
            <text:p>2,900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491" calcext:value-type="float">
            <text:p>1,4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35" calcext:value-type="float">
            <text:p><text:s text:c="7"/>－3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64" calcext:value-type="float">
            <text:p>1,16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31" calcext:value-type="float">
            <text:p>1,23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5" calcext:value-type="float">
            <text:p>475</text:p>
          </table:table-cell>
          <table:table-cell table:style-name="ce42" office:value-type="float" office:value="648" calcext:value-type="float">
            <text:p>6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67" calcext:value-type="float">
            <text:p><text:s text:c="7"/>－6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01" calcext:value-type="float">
            <text:p>1,70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9" calcext:value-type="float">
            <text:p>589</text:p>
          </table:table-cell>
          <table:table-cell table:style-name="ce43" office:value-type="float" office:value="843" calcext:value-type="float">
            <text:p>843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9" calcext:value-type="float">
            <text:p>1,66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843" calcext:value-type="float">
            <text:p>8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32" calcext:value-type="float">
            <text:p>3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3" calcext:value-type="float">
            <text:p><text:s text:c="7"/>－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45" calcext:value-type="float">
            <text:p>54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3" calcext:value-type="float">
            <text:p>59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48" calcext:value-type="float">
            <text:p><text:s text:c="7"/>－4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45" calcext:value-type="float">
            <text:p>74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0" calcext:value-type="float">
            <text:p>70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235" calcext:value-type="float">
            <text:p>2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5" calcext:value-type="float">
            <text:p>4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61" calcext:value-type="float">
            <text:p>1,86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679" calcext:value-type="float">
            <text:p>679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70" calcext:value-type="float">
            <text:p>1,67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5" calcext:value-type="float">
            <text:p>835</text:p>
          </table:table-cell>
          <table:table-cell table:style-name="ce41" office:value-type="float" office:value="679" calcext:value-type="float">
            <text:p>67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" calcext:value-type="float">
            <text:p>9</text:p>
          </table:table-cell>
          <table:table-cell table:style-name="ce68" office:value-type="float" office:value="191" calcext:value-type="float">
            <text:p>19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69" office:value-type="float" office:value="-26" calcext:value-type="float">
            <text:p><text:s text:c="7"/>－2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39" calcext:value-type="float">
            <text:p>1,13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7" calcext:value-type="float">
            <text:p>487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22" calcext:value-type="float">
            <text:p>92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1" calcext:value-type="float">
            <text:p>441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217" calcext:value-type="float">
            <text:p>21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86" calcext:value-type="float">
            <text:p>1,48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7" calcext:value-type="float">
            <text:p>827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35" calcext:value-type="float">
            <text:p>135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16" calcext:value-type="float">
            <text:p>6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179" calcext:value-type="float">
            <text:p>1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0" calcext:value-type="float">
            <text:p>2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70" calcext:value-type="float">
            <text:p>87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15" calcext:value-type="float">
            <text:p>115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098" calcext:value-type="float">
            <text:p>3,09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73" calcext:value-type="float">
            <text:p>1,373</text:p>
          </table:table-cell>
          <table:table-cell table:style-name="ce41" office:value-type="float" office:value="1219" calcext:value-type="float">
            <text:p>1,219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46" calcext:value-type="float">
            <text:p>2,94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1219" calcext:value-type="float">
            <text:p>1,2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52" calcext:value-type="float">
            <text:p>152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06" calcext:value-type="float">
            <text:p>1,30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7" calcext:value-type="float">
            <text:p>617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2" calcext:value-type="float">
            <text:p>1,27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9" calcext:value-type="float">
            <text:p>629</text:p>
          </table:table-cell>
          <table:table-cell table:style-name="ce42" office:value-type="float" office:value="527" calcext:value-type="float">
            <text:p>5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4" calcext:value-type="float">
            <text:p>34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792" calcext:value-type="float">
            <text:p>1,792</text:p>
          </table:table-cell>
          <table:table-cell table:number-columns-repeated="2" table:style-name="ce43" office:value-type="float" office:value="22" calcext:value-type="float">
            <text:p>2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6" calcext:value-type="float">
            <text:p>756</text:p>
          </table:table-cell>
          <table:table-cell table:style-name="ce43" office:value-type="float" office:value="692" calcext:value-type="float">
            <text:p>692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4" calcext:value-type="float">
            <text:p>1,67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692" calcext:value-type="float">
            <text:p>6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18" calcext:value-type="float">
            <text:p>118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260" calcext:value-type="float">
            <text:p>4,260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037" calcext:value-type="float">
            <text:p>4,037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1380" calcext:value-type="float">
            <text:p>1,380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8" office:value-type="float" office:value="223" calcext:value-type="float">
            <text:p>22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74" calcext:value-type="float">
            <text:p>1,77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7" calcext:value-type="float">
            <text:p>1,797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6" calcext:value-type="float">
            <text:p>466</text:p>
          </table:table-cell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-23" calcext:value-type="float">
            <text:p><text:s text:c="7"/>－2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486" calcext:value-type="float">
            <text:p>2,48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87" calcext:value-type="float">
            <text:p>7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4" calcext:value-type="float">
            <text:p>504</text:p>
          </table:table-cell>
          <table:table-cell table:style-name="ce43" office:value-type="float" office:value="777" calcext:value-type="float">
            <text:p>777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240" calcext:value-type="float">
            <text:p>2,240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76" calcext:value-type="float">
            <text:p>7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7" calcext:value-type="float">
            <text:p>557</text:p>
          </table:table-cell>
          <table:table-cell table:style-name="ce43" office:value-type="float" office:value="777" calcext:value-type="float">
            <text:p>77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246" calcext:value-type="float">
            <text:p>24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725" calcext:value-type="float">
            <text:p>2,72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1375" calcext:value-type="float">
            <text:p>1,375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14" calcext:value-type="float">
            <text:p>2,614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1375" calcext:value-type="float">
            <text:p>1,37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11" calcext:value-type="float">
            <text:p>11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25" calcext:value-type="float">
            <text:p>1,12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583" calcext:value-type="float">
            <text:p>58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7" calcext:value-type="float">
            <text:p>1,13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583" calcext:value-type="float">
            <text:p>5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" calcext:value-type="float">
            <text:p><text:s text:c="7"/>－1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00" calcext:value-type="float">
            <text:p>1,60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792" calcext:value-type="float">
            <text:p>792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7" calcext:value-type="float">
            <text:p>1,47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792" calcext:value-type="float">
            <text:p>79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23" calcext:value-type="float">
            <text:p>12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3" calcext:value-type="float">
            <text:p>6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68" office:value-type="float" office:value="101" calcext:value-type="float">
            <text:p>10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88" calcext:value-type="float">
            <text:p>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69" office:value-type="float" office:value="8" calcext:value-type="float">
            <text:p>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93" calcext:value-type="float">
            <text:p>9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592" calcext:value-type="float">
            <text:p>592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592" calcext:value-type="float">
            <text:p>59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35" calcext:value-type="float">
            <text:p>3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9" calcext:value-type="float">
            <text:p><text:s text:c="7"/>－2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87" calcext:value-type="float">
            <text:p>68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23" calcext:value-type="float">
            <text:p>62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64" calcext:value-type="float">
            <text:p>6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68" calcext:value-type="float">
            <text:p>56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99" calcext:value-type="float">
            <text:p>9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89" calcext:value-type="float">
            <text:p>289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7" calcext:value-type="float">
            <text:p>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50" calcext:value-type="float">
            <text:p>15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39" calcext:value-type="float">
            <text:p>139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557" calcext:value-type="float">
            <text:p>1,55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745" calcext:value-type="float">
            <text:p>745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3" calcext:value-type="float">
            <text:p>1,513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1" calcext:value-type="float">
            <text:p>541</text:p>
          </table:table-cell>
          <table:table-cell table:style-name="ce41" office:value-type="float" office:value="745" calcext:value-type="float">
            <text:p>74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4" calcext:value-type="float">
            <text:p>44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340" calcext:value-type="float">
            <text:p>3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7" calcext:value-type="float">
            <text:p><text:s text:c="7"/>－77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3" calcext:value-type="float">
            <text:p>79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405" calcext:value-type="float">
            <text:p>40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21" calcext:value-type="float">
            <text:p>12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8" calcext:value-type="float">
            <text:p>1,538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5" calcext:value-type="float">
            <text:p>635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200" calcext:value-type="float">
            <text:p>20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48" calcext:value-type="float">
            <text:p>4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90" calcext:value-type="float">
            <text:p>99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8" calcext:value-type="float">
            <text:p>83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383" calcext:value-type="float">
            <text:p>38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52" calcext:value-type="float">
            <text:p>15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550" calcext:value-type="float">
            <text:p>5,550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26" calcext:value-type="float">
            <text:p>2,426</text:p>
          </table:table-cell>
          <table:table-cell table:style-name="ce41" office:value-type="float" office:value="2446" calcext:value-type="float">
            <text:p>2,446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158" calcext:value-type="float">
            <text:p>5,158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446" calcext:value-type="float">
            <text:p>2,44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392" calcext:value-type="float">
            <text:p>39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07" calcext:value-type="float">
            <text:p>2,40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5" calcext:value-type="float">
            <text:p>1,045</text:p>
          </table:table-cell>
          <table:table-cell table:style-name="ce42" office:value-type="float" office:value="1125" calcext:value-type="float">
            <text:p>1,1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24" calcext:value-type="float">
            <text:p>2,324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2" calcext:value-type="float">
            <text:p>972</text:p>
          </table:table-cell>
          <table:table-cell table:style-name="ce42" office:value-type="float" office:value="1125" calcext:value-type="float">
            <text:p>1,12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83" calcext:value-type="float">
            <text:p>8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43" calcext:value-type="float">
            <text:p>3,143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1" calcext:value-type="float">
            <text:p>1,381</text:p>
          </table:table-cell>
          <table:table-cell table:style-name="ce43" office:value-type="float" office:value="1321" calcext:value-type="float">
            <text:p>1,321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34" calcext:value-type="float">
            <text:p>2,83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4" calcext:value-type="float">
            <text:p>1,224</text:p>
          </table:table-cell>
          <table:table-cell table:style-name="ce43" office:value-type="float" office:value="1321" calcext:value-type="float">
            <text:p>1,32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309" calcext:value-type="float">
            <text:p>30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73" calcext:value-type="float">
            <text:p><text:s text:c="7"/>－7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60" calcext:value-type="float">
            <text:p><text:s text:c="7"/>－6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07" calcext:value-type="float">
            <text:p>50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144" calcext:value-type="float">
            <text:p>1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3" calcext:value-type="float">
            <text:p><text:s text:c="7"/>－1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922" calcext:value-type="float">
            <text:p>2,922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1308" calcext:value-type="float">
            <text:p>1,308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308" calcext:value-type="float">
            <text:p>1,3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28" calcext:value-type="float">
            <text:p>12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32" calcext:value-type="float">
            <text:p>1,23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3" calcext:value-type="float">
            <text:p>1,25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5" calcext:value-type="float">
            <text:p>545</text:p>
          </table:table-cell>
          <table:table-cell table:style-name="ce42" office:value-type="float" office:value="594" calcext:value-type="float">
            <text:p>5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1" calcext:value-type="float">
            <text:p><text:s text:c="7"/>－2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90" calcext:value-type="float">
            <text:p>1,69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4" calcext:value-type="float">
            <text:p>5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99" calcext:value-type="float">
            <text:p>699</text:p>
          </table:table-cell>
          <table:table-cell table:style-name="ce43" office:value-type="float" office:value="714" calcext:value-type="float">
            <text:p>714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1" calcext:value-type="float">
            <text:p>1,54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1" calcext:value-type="float">
            <text:p>661</text:p>
          </table:table-cell>
          <table:table-cell table:style-name="ce43" office:value-type="float" office:value="714" calcext:value-type="float">
            <text:p>7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49" calcext:value-type="float">
            <text:p>149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1184" calcext:value-type="float">
            <text:p>11,184</text:p>
          </table:table-cell>
          <table:table-cell table:style-name="ce44" office:value-type="float" office:value="1381" calcext:value-type="float">
            <text:p>1,38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4375" calcext:value-type="float">
            <text:p>4,375</text:p>
          </table:table-cell>
          <table:table-cell table:style-name="ce44" office:value-type="float" office:value="38" calcext:value-type="float">
            <text:p>3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451" calcext:value-type="float">
            <text:p>4,451</text:p>
          </table:table-cell>
          <table:table-cell table:style-name="ce44" office:value-type="float" office:value="772" calcext:value-type="float">
            <text:p>77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165" calcext:value-type="float">
            <text:p>12,165</text:p>
          </table:table-cell>
          <table:table-cell table:style-name="ce44" office:value-type="float" office:value="1450" calcext:value-type="float">
            <text:p>1,45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6034" calcext:value-type="float">
            <text:p>6,034</text:p>
          </table:table-cell>
          <table:table-cell table:style-name="ce44" office:value-type="float" office:value="82" calcext:value-type="float">
            <text:p>8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451" calcext:value-type="float">
            <text:p>4,45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" calcext:value-type="float">
            <text:p>2</text:p>
          </table:table-cell>
          <table:table-cell table:style-name="ce65" office:value-type="float" office:value="-981" calcext:value-type="float">
            <text:p><text:s text:c="7"/>－981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4826" calcext:value-type="float">
            <text:p>4,826</text:p>
          </table:table-cell>
          <table:table-cell table:style-name="ce45" office:value-type="float" office:value="631" calcext:value-type="float">
            <text:p>63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1933" calcext:value-type="float">
            <text:p>1,933</text:p>
          </table:table-cell>
          <table:table-cell table:style-name="ce45" office:value-type="float" office:value="24" calcext:value-type="float">
            <text:p>2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061" calcext:value-type="float">
            <text:p>2,061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5710" calcext:value-type="float">
            <text:p>5,710</text:p>
          </table:table-cell>
          <table:table-cell table:style-name="ce45" office:value-type="float" office:value="654" calcext:value-type="float">
            <text:p>65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2878" calcext:value-type="float">
            <text:p>2,878</text:p>
          </table:table-cell>
          <table:table-cell table:style-name="ce45" office:value-type="float" office:value="49" calcext:value-type="float">
            <text:p>4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061" calcext:value-type="float">
            <text:p>2,06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884" calcext:value-type="float">
            <text:p><text:s text:c="7"/>－884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6358" calcext:value-type="float">
            <text:p>6,358</text:p>
          </table:table-cell>
          <table:table-cell table:style-name="ce46" office:value-type="float" office:value="750" calcext:value-type="float">
            <text:p>75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2442" calcext:value-type="float">
            <text:p>2,442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390" calcext:value-type="float">
            <text:p>2,390</text:p>
          </table:table-cell>
          <table:table-cell table:style-name="ce46" office:value-type="float" office:value="667" calcext:value-type="float">
            <text:p>66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6455" calcext:value-type="float">
            <text:p>6,455</text:p>
          </table:table-cell>
          <table:table-cell table:style-name="ce46" office:value-type="float" office:value="796" calcext:value-type="float">
            <text:p>79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156" calcext:value-type="float">
            <text:p>3,156</text:p>
          </table:table-cell>
          <table:table-cell table:style-name="ce46" office:value-type="float" office:value="33" calcext:value-type="float">
            <text:p>3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390" calcext:value-type="float">
            <text:p>2,39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-97" calcext:value-type="float">
            <text:p><text:s text:c="7"/>－97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6397" calcext:value-type="float">
            <text:p>6,397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91" calcext:value-type="float">
            <text:p>2,591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039" calcext:value-type="float">
            <text:p>3,039</text:p>
          </table:table-cell>
          <table:table-cell table:style-name="ce44" office:value-type="float" office:value="405" calcext:value-type="float">
            <text:p>40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342" calcext:value-type="float">
            <text:p>6,342</text:p>
          </table:table-cell>
          <table:table-cell table:style-name="ce44" office:value-type="float" office:value="272" calcext:value-type="float">
            <text:p>272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01" calcext:value-type="float">
            <text:p>2,801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039" calcext:value-type="float">
            <text:p>3,039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65" office:value-type="float" office:value="55" calcext:value-type="float">
            <text:p>55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2753" calcext:value-type="float">
            <text:p>2,753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152" calcext:value-type="float">
            <text:p>1,152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391" calcext:value-type="float">
            <text:p>1,39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943" calcext:value-type="float">
            <text:p>2,943</text:p>
          </table:table-cell>
          <table:table-cell table:style-name="ce45" office:value-type="float" office:value="142" calcext:value-type="float">
            <text:p>142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305" calcext:value-type="float">
            <text:p>1,305</text:p>
          </table:table-cell>
          <table:table-cell table:style-name="ce45" office:value-type="float" office:value="29" calcext:value-type="float">
            <text:p>2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391" calcext:value-type="float">
            <text:p>1,39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4" calcext:value-type="float">
            <text:p>4</text:p>
          </table:table-cell>
          <table:table-cell table:style-name="ce66" office:value-type="float" office:value="-190" calcext:value-type="float">
            <text:p><text:s text:c="7"/>－190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3644" calcext:value-type="float">
            <text:p>3,644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439" calcext:value-type="float">
            <text:p>1,439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648" calcext:value-type="float">
            <text:p>1,648</text:p>
          </table:table-cell>
          <table:table-cell table:style-name="ce46" office:value-type="float" office:value="377" calcext:value-type="float">
            <text:p>37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399" calcext:value-type="float">
            <text:p>3,399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496" calcext:value-type="float">
            <text:p>1,496</text:p>
          </table:table-cell>
          <table:table-cell table:style-name="ce46" office:value-type="float" office:value="26" calcext:value-type="float">
            <text:p>2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648" calcext:value-type="float">
            <text:p>1,648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67" office:value-type="float" office:value="245" calcext:value-type="float">
            <text:p>245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060" calcext:value-type="float">
            <text:p>1,06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736" calcext:value-type="float">
            <text:p>73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06" calcext:value-type="float">
            <text:p>40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78" calcext:value-type="float">
            <text:p>17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9" calcext:value-type="float">
            <text:p>15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654" calcext:value-type="float">
            <text:p>654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556" calcext:value-type="float">
            <text:p>55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89" calcext:value-type="float">
            <text:p>38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85" calcext:value-type="float">
            <text:p>8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50" calcext:value-type="float">
            <text:p>25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19" calcext:value-type="float">
            <text:p>11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85" calcext:value-type="float">
            <text:p>8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306" calcext:value-type="float">
            <text:p>306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504" calcext:value-type="float">
            <text:p>50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347" calcext:value-type="float">
            <text:p>347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56" calcext:value-type="float">
            <text:p>15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74" calcext:value-type="float">
            <text:p>7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348" calcext:value-type="float">
            <text:p>34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705" calcext:value-type="float">
            <text:p>70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44" calcext:value-type="float">
            <text:p>14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6" calcext:value-type="float">
            <text:p>15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48" calcext:value-type="float">
            <text:p>64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65" calcext:value-type="float">
            <text:p>36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4" calcext:value-type="float">
            <text:p>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3" calcext:value-type="float">
            <text:p>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06" calcext:value-type="float">
            <text:p>30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86" calcext:value-type="float">
            <text:p>48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40" calcext:value-type="float">
            <text:p>3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42" calcext:value-type="float">
            <text:p>34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" calcext:value-type="float">
            <text:p>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0" calcext:value-type="float">
            <text:p>－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" calcext:value-type="float">
            <text:p>6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8年11月6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1-06T14:50:47</meta:creation-date>
    <dc:creator>user</dc:creator>
    <dc:date>2009-11-06T14:51:15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